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Tableau1" style:family="table">
      <style:table-properties style:width="19.039cm" table:align="margins"/>
    </style:style>
    <style:style style:name="Tableau1.A" style:family="table-column">
      <style:table-column-properties style:column-width="9.52cm" style:rel-column-width="32767*"/>
    </style:style>
    <style:style style:name="Tableau1.B" style:family="table-column">
      <style:table-column-properties style:column-width="9.52cm" style:rel-column-width="32768*"/>
    </style:style>
    <style:style style:name="Tableau1.A1" style:family="table-cell">
      <style:table-cell-properties fo:padding="0cm" fo:border="none"/>
    </style:style>
    <style:style style:name="P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justify" style:justify-single-word="false"/>
      <style:text-properties fo:font-style="italic" style:font-style-asian="italic" style:font-style-complex="italic"/>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end" style:justify-single-word="false"/>
      <style:text-properties fo:font-size="10pt" fo:font-style="normal" style:font-size-asian="10pt" style:font-style-asian="normal" style:font-size-complex="10pt" style:font-style-complex="normal"/>
    </style:style>
    <style:style style:name="P7" style:family="paragraph" style:parent-style-name="Standard">
      <style:paragraph-properties fo:text-align="justify" style:justify-single-word="false"/>
      <style:text-properties fo:font-size="8pt" fo:font-style="normal" style:font-size-asian="8pt" style:font-style-asian="normal" style:font-size-complex="8pt" style:font-style-complex="normal"/>
    </style:style>
    <style:style style:name="P8"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9" style:family="paragraph" style:parent-style-name="Standard">
      <style:paragraph-properties fo:margin-left="0cm" fo:margin-right="0cm" fo:text-align="justify" style:justify-single-word="false" fo:text-indent="0cm" style:auto-text-indent="false"/>
      <style:text-properties fo:font-style="italic" style:font-style-asian="italic" style:font-style-complex="italic"/>
    </style:style>
    <style:style style:name="P10" style:family="paragraph" style:parent-style-name="Standard" style:list-style-name="L1">
      <style:paragraph-properties fo:text-align="justify" style:justify-single-word="false"/>
      <style:text-properties fo:font-weight="bold" style:font-weight-asian="bold" style:font-weight-complex="bold"/>
    </style:style>
    <style:style style:name="P11" style:family="paragraph" style:parent-style-name="Standard" style:list-style-name="L2">
      <style:paragraph-properties fo:text-align="justify" style:justify-single-word="false"/>
      <style:text-properties fo:font-style="normal" style:font-style-asian="normal" style:font-style-complex="normal"/>
    </style:style>
    <style:style style:name="P12" style:family="paragraph" style:parent-style-name="Standard" style:list-style-name="L3">
      <style:paragraph-properties fo:text-align="justify" style:justify-single-word="false"/>
      <style:text-properties fo:font-style="normal" style:font-style-asian="normal" style:font-style-complex="normal"/>
    </style:style>
    <style:style style:name="P13" style:family="paragraph" style:parent-style-name="Standard" style:list-style-name="L4">
      <style:paragraph-properties fo:text-align="justify" style:justify-single-word="false"/>
      <style:text-properties fo:font-style="normal" style:font-style-asian="normal" style:font-style-complex="normal"/>
    </style:style>
    <style:style style:name="P14" style:family="paragraph" style:parent-style-name="Standard" style:list-style-name="L5">
      <style:paragraph-properties fo:text-align="justify" style:justify-single-word="false"/>
      <style:text-properties fo:font-style="normal" style:font-style-asian="normal" style:font-style-complex="normal"/>
    </style:style>
    <style:style style:name="P15" style:family="paragraph" style:parent-style-name="Standard" style:list-style-name="L1">
      <style:paragraph-properties fo:text-align="justify" style:justify-single-word="false"/>
      <style:text-properties fo:font-style="normal" fo:font-weight="bold" style:font-style-asian="normal" style:font-weight-asian="bold" style:font-style-complex="normal" style:font-weight-complex="bold"/>
    </style:style>
    <style:style style:name="P1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0pt" style:font-size-asian="10pt" style:font-size-complex="10pt"/>
    </style:style>
    <text:list-style style:name="L1" text:consecutive-numbering="true">
      <text:list-level-style-number text:level="1" text:style-name="Numbering_20_Symbols" style:num-suffix="." style:num-format="I">
        <style:list-level-properties text:space-before="0.635cm" text:min-label-width="0.635cm"/>
      </text:list-level-style-number>
      <text:list-level-style-number text:level="2" style:num-suffix="." style:num-format="1">
        <style:list-level-properties text:space-before="1.27cm" text:min-label-width="0.891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Recueil de moisissures argumentatives</text:p>
      <text:p text:style-name="P5"/>
      <text:p text:style-name="P1">Erreurs logiques</text:p>
      <text:p text:style-name="P5"/>
      <text:list text:style-name="L1">
        <text:list-item>
          <text:list>
            <text:list-item>
              <text:p text:style-name="P10">Le <text:span text:style-name="T1">Non sequitur</text:span></text:p>
            </text:list-item>
          </text:list>
        </text:list-item>
      </text:list>
      <text:p text:style-name="P3">Tirer une conclusion ne suivant pas logiquement les prémisses (mais la conclusion peut être vraie). Deux types :</text:p>
      <table:table table:name="Tableau1" table:style-name="Tableau1">
        <table:table-column table:style-name="Tableau1.A"/>
        <table:table-column table:style-name="Tableau1.B"/>
        <table:table-row>
          <table:table-cell table:style-name="Tableau1.A1" office:value-type="string">
            <text:list text:style-name="L2">
              <text:list-item>
                <text:p text:style-name="P11">Si A est vraie, alors B est vraie ;</text:p>
              </text:list-item>
              <text:list-item>
                <text:p text:style-name="P11">or, B est vraie ;</text:p>
              </text:list-item>
              <text:list-item>
                <text:p text:style-name="P11">donc A est vraie.</text:p>
              </text:list-item>
            </text:list>
          </table:table-cell>
          <table:table-cell table:style-name="Tableau1.A1" office:value-type="string">
            <text:list text:style-name="L3">
              <text:list-item>
                <text:p text:style-name="P12">Si A est vraie, alors B est vraie ;</text:p>
              </text:list-item>
              <text:list-item>
                <text:p text:style-name="P12">or, A est fausse ;</text:p>
              </text:list-item>
              <text:list-item>
                <text:p text:style-name="P12">donc B est fausse.</text:p>
              </text:list-item>
            </text:list>
          </table:table-cell>
        </table:table-row>
      </table:table>
      <text:p text:style-name="P4">« Si la psychokinèse existe, alors cette cuiller peut être tordue. Comme cette cuiller a été tordue, c'est que la psychokinèse existe. »</text:p>
      <text:p text:style-name="P4">« Si on prouve qu'il y a eu fraude, alors on ne retient pas les résultats de l'expérience. On n'a pas démontré la tricherie, donc l'expérience est valide. »</text:p>
      <text:p text:style-name="P3"/>
      <text:list text:style-name="L1" text:continue-numbering="true">
        <text:list-item>
          <text:list text:continue-numbering="true">
            <text:list-item>
              <text:p text:style-name="P15">Le raisonnement panglossien</text:p>
            </text:list-item>
          </text:list>
        </text:list-item>
      </text:list>
      <text:p text:style-name="P3">Raisonner à rebours vers une cause possible, vers une position préconçue.</text:p>
      <text:p text:style-name="P3"><text:span text:style-name="T1">« La complexité de l'être humain est une preuve de l'existence d'une volonté divine.</text:span> »</text:p>
      <text:p text:style-name="P3"/>
      <text:list text:style-name="L1" text:continue-numbering="true">
        <text:list-item>
          <text:list text:continue-numbering="true">
            <text:list-item>
              <text:p text:style-name="P15">Le raisonnement par analogie</text:p>
            </text:list-item>
          </text:list>
        </text:list-item>
      </text:list>
      <text:p text:style-name="P3">Utiliser une situation de référence pour effectuer la démonstration ; l'analogie peut être valide ou invalide.</text:p>
      <text:list text:style-name="L4">
        <text:list-item>
          <text:p text:style-name="P13">situation de référence : A et B sont vraies ;</text:p>
        </text:list-item>
        <text:list-item>
          <text:p text:style-name="P13">situation présente : A est vraie ; donc B est vraie.</text:p>
        </text:list-item>
      </text:list>
      <text:p text:style-name="P4">« Galilée a été condamné et avait raison. Vous procédez de même avec moi. » (sous-entendu : l'avenir montrera que j'ai raison, comme dans le cas de Galilée)</text:p>
      <text:list text:style-name="L4">
        <text:list-header>
          <text:p text:style-name="P13"/>
        </text:list-header>
      </text:list>
      <text:list text:style-name="L1" text:continue-numbering="true">
        <text:list-item>
          <text:list text:continue-numbering="true">
            <text:list-item>
              <text:p text:style-name="P15">La généralisation</text:p>
            </text:list-item>
          </text:list>
        </text:list-item>
      </text:list>
      <text:p text:style-name="P3">Inférer une conclusion à partir d'un échantillon trop petit.</text:p>
      <text:p text:style-name="P3"><text:span text:style-name="T1">« Mon voisin est un connard moustachu, donc tous les moustachus sont des cons.</text:span> »</text:p>
      <text:p text:style-name="P3"/>
      <text:list text:style-name="L1" text:continue-numbering="true">
        <text:list-item>
          <text:list text:continue-numbering="true">
            <text:list-item>
              <text:p text:style-name="P15">L'<text:span text:style-name="T1">argumentum ad ignorantiam</text:span></text:p>
            </text:list-item>
          </text:list>
        </text:list-item>
      </text:list>
      <text:p text:style-name="P3">Affirmer quelque chose parce que le contraire n'a pas été démontré.</text:p>
      <text:p text:style-name="P4">« On ne peut pas savoir ce qu'est cet objet dans le ciel, donc c'est un vaisseau spatial extraterrestre. »</text:p>
      <text:p text:style-name="P3"/>
      <text:list text:style-name="L1" text:continue-numbering="true">
        <text:list-item>
          <text:list text:continue-numbering="true">
            <text:list-item>
              <text:p text:style-name="P15">Le sophisme <text:span text:style-name="T1">post hoc, ergo propter hoc</text:span></text:p>
            </text:list-item>
          </text:list>
        </text:list-item>
      </text:list>
      <text:p text:style-name="P4">Après cela, donc à cause de cela<text:span text:style-name="T2">. Confondre conséquence et postériorité :</text:span></text:p>
      <text:list text:style-name="L5">
        <text:list-item>
          <text:p text:style-name="P14">B est arrivé après A ;</text:p>
        </text:list-item>
        <text:list-item>
          <text:p text:style-name="P14">donc B a été causée par A.</text:p>
        </text:list-item>
      </text:list>
      <text:p text:style-name="P3"><text:span text:style-name="T1">« J'ai bu une tisane, puis mon rhume a disparu ; donc c'est grâce à la tisane.</text:span> »</text:p>
      <text:p text:style-name="P5"/>
      <text:p text:style-name="P1">Attaques</text:p>
      <text:p text:style-name="P5"/>
      <text:list text:style-name="L1" text:continue-numbering="true">
        <text:list-item>
          <text:list text:continue-numbering="true">
            <text:list-item>
              <text:p text:style-name="P10">Les attaques personnelles (<text:span text:style-name="T1">argumentum ad hominem</text:span><text:span text:style-name="T2">)</text:span></text:p>
            </text:list-item>
          </text:list>
        </text:list-item>
      </text:list>
      <text:p text:style-name="P3">Attaquer la personne et non ses arguments. </text:p>
      <text:p text:style-name="P4">« Nicolas Vivant est un ivrogne, donc sa position sur la télépathie est irrecevable. »</text:p>
      <text:p text:style-name="P4">« Comment peut-on adhérer aux positions de Rousseau sur l'éducation, alors qu'il a abandonné ses propres enfants ? »</text:p>
      <text:p text:style-name="P3"/>
      <text:list text:style-name="L1" text:continue-numbering="true">
        <text:list-item>
          <text:list text:continue-numbering="true">
            <text:list-item>
              <text:p text:style-name="P10"><text:span text:style-name="T2">Le déshonneur par association (cas particulier : </text:span><text:span text:style-name="T1">reductio ad hitlerum</text:span><text:span text:style-name="T2">)</text:span></text:p>
            </text:list-item>
          </text:list>
        </text:list-item>
      </text:list>
      <text:p text:style-name="P3">Comparer l'interlocuteur ou ses positions à une situation servant de repoussoir.</text:p>
      <text:p text:style-name="P4">« Tu ne crois pas à la télépathie ? Tiens, comme cet ivrogne de Nicolas Vivant. »</text:p>
      <text:p text:style-name="P4">« Le darwinisme, la sélection des espèces, mènent à un eugénisme digne des Nazis. »</text:p>
      <text:p text:style-name="P3"/>
      <text:list text:style-name="L1" text:continue-numbering="true">
        <text:list-item>
          <text:list text:continue-numbering="true">
            <text:list-item>
              <text:p text:style-name="P15"><text:soft-page-break/>L'appel à la peur ; la pente savonneuse</text:p>
            </text:list-item>
          </text:list>
        </text:list-item>
      </text:list>
      <text:p text:style-name="P3">Disqualifier un argument en montrant (ou en faisant croire) qu'une telle position conduirait à des catastrophes.</text:p>
      <text:p text:style-name="P4">« Les thérapies comportementalo-cognitives réduisent l'humain à des réflexes et des médicaments. Et c'est la porte ouverte au Prozac pour les enfants. »</text:p>
      <text:p text:style-name="P4">« Si on autorise les téléphones portables à l'école, ce sera quoi la prochaine fois ? Des armes ? De la drogue ? »</text:p>
      <text:p text:style-name="P3"/>
      <text:list text:style-name="L1" text:continue-numbering="true">
        <text:list-item>
          <text:list text:continue-numbering="true">
            <text:list-item>
              <text:p text:style-name="P15">L'homme de paille (technique de l'épouvantail)</text:p>
            </text:list-item>
          </text:list>
        </text:list-item>
      </text:list>
      <text:p text:style-name="P3">Travestir la position de l'interlocuteur en une autre, plus facile à réfuter ou à ridiculiser.</text:p>
      <text:p text:style-name="P4">« Les adversaires de l'astrologie prétendent que les astres n'ont pas d'influence sur nous. Allez donc demander aux marins si la Lune n'a pas d'influence sur les marées ! »</text:p>
      <text:p text:style-name="P3"/>
      <text:list text:style-name="L1" text:continue-numbering="true">
        <text:list-item>
          <text:list text:continue-numbering="true">
            <text:list-item>
              <text:p text:style-name="P10"><text:span text:style-name="T2">L'argument du silence (</text:span><text:span text:style-name="T1">argumentum a silentio</text:span><text:span text:style-name="T2">)</text:span></text:p>
            </text:list-item>
          </text:list>
        </text:list-item>
      </text:list>
      <text:p text:style-name="P3">Accuser l'interlocuteur d'ignorance d'un sujet parce qu'il ne dit rien dessus.</text:p>
      <text:p text:style-name="P4">« Je vois que vous ne connaissez pas la parapsychologie puisque vous passez sous silence les travaux de Bem et Honorton. »</text:p>
      <text:p text:style-name="P3"/>
      <text:list text:style-name="L1" text:continue-numbering="true">
        <text:list-item>
          <text:list text:continue-numbering="true">
            <text:list-item>
              <text:p text:style-name="P15">Le renversement de la charge de la preuve</text:p>
            </text:list-item>
          </text:list>
        </text:list-item>
      </text:list>
      <text:p text:style-name="P8">Demander à l'interlocuteur de prouver que ce qu'on avance est faux. </text:p>
      <text:p text:style-name="P9">« Prouvez-moi donc que le monstre du Loch Ness n'existe pas. »</text:p>
      <text:p text:style-name="P5"/>
      <text:p text:style-name="P1">Travestissements</text:p>
      <text:list text:style-name="L1" text:continue-numbering="true">
        <text:list-header>
          <text:p text:style-name="P10"/>
          <text:list>
            <text:list-item>
              <text:p text:style-name="P10">Le faux dilemme</text:p>
            </text:list-item>
          </text:list>
        </text:list-header>
      </text:list>
      <text:p text:style-name="P2">Réduire abusivement le problème à deux choix pour conduire à une conclusion.</text:p>
      <text:p text:style-name="P4">« Le sol sous-marin de Bimini a été fait soit par des humains, ce qui paraît peu probable, soit par des Atlantes, ce qui est déjà plus réaliste. »</text:p>
      <text:p text:style-name="P4">« OVNI : mythe ou réalité ? »</text:p>
      <text:p text:style-name="P2"/>
      <text:list text:style-name="L1" text:continue-numbering="true">
        <text:list-item>
          <text:list text:continue-numbering="true">
            <text:list-item>
              <text:p text:style-name="P10">La pétition de principe</text:p>
            </text:list-item>
          </text:list>
        </text:list-item>
      </text:list>
      <text:p text:style-name="P2">Faire une démonstration contenant déjà l'acceptation de sa conclusion.</text:p>
      <text:p text:style-name="P4">« Comme une maison a besoin d'un architecte, l'Univers a besoin d'un Créateur. »</text:p>
      <text:p text:style-name="P4">« Les lois physiques existent indépendamment de la volonté de Dieu, peut-être ? »</text:p>
      <text:p text:style-name="P2"/>
      <text:list text:style-name="L1" text:continue-numbering="true">
        <text:list-item>
          <text:list text:continue-numbering="true">
            <text:list-item>
              <text:p text:style-name="P10">La technique du chiffon rouge</text:p>
            </text:list-item>
          </text:list>
        </text:list-item>
      </text:list>
      <text:p text:style-name="P2">Déplacer le débat vers une position intenable par l'interlocuteur.</text:p>
      <text:p text:style-name="P4">« Et tous ces gens qui utilisent l'acupuncture, ce sont des imbéciles, peut-être ? »</text:p>
      <text:p text:style-name="P2"/>
      <text:list text:style-name="L1" text:continue-numbering="true">
        <text:list-item>
          <text:list text:continue-numbering="true">
            <text:list-item>
              <text:p text:style-name="P10">L'argument d'autorité (<text:span text:style-name="T1">argumentum ad verecundiam</text:span><text:span text:style-name="T2">)</text:span></text:p>
            </text:list-item>
          </text:list>
        </text:list-item>
      </text:list>
      <text:p text:style-name="P3">Invoquer une personnalité faisant ou semblant faire autorité dans le domaine concerné.</text:p>
      <text:p text:style-name="P4">« Quand un scientifique du niveau de d'Espagnat m'écrit que ce livre est le GPS de la science actuelle, c'est savoureux de voir un étudiant en zététique dire que c'est de la pseudo-science. » <text:span text:style-name="T3">(Jean Staune, UIP, communication personnelle à Richard Monvoisin, 13 juin 2007)</text:span></text:p>
      <text:p text:style-name="P3"/>
      <text:list text:style-name="L1" text:continue-numbering="true">
        <text:list-item>
          <text:list text:continue-numbering="true">
            <text:list-item>
              <text:p text:style-name="P10">L'appel à la popularité (<text:span text:style-name="T1">argumentum ad populum</text:span><text:span text:style-name="T2">)</text:span></text:p>
            </text:list-item>
          </text:list>
        </text:list-item>
      </text:list>
      <text:p text:style-name="P3">Invoquer le grand nombre de personnes qui adhèrent à une idée.</text:p>
      <text:p text:style-name="P4">« Les millions de personnes utilisant l'homéopathie ne peuvent pas tous avoir tort. »</text:p>
      <text:p text:style-name="P3"/>
      <text:list text:style-name="L1" text:continue-numbering="true">
        <text:list-item>
          <text:list text:continue-numbering="true">
            <text:list-item>
              <text:p text:style-name="P10"><text:span text:style-name="T2">L'appel à la pitié (</text:span><text:span text:style-name="T1">argumentum ad misericordiam</text:span><text:span text:style-name="T2">)</text:span></text:p>
            </text:list-item>
          </text:list>
        </text:list-item>
      </text:list>
      <text:p text:style-name="P3">Susciter la sympathie ou la pitié.</text:p>
      <text:p text:style-name="P4">« Bien sûr, Uri Geller a triché, mais sous la pression que lui mettaient les scientifiques, on comprend qu'il en soit venu là. »</text:p>
      <text:p text:style-name="P7"/>
      <text:p text:style-name="P6">Stanislas Antczak et Richard Monvoisin, 2007-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fr" fo:country="FR" style:letter-kerning="true" style:font-name-asian="Bitstream Vera Sans1" style:font-size-asian="12pt" style:language-asian="zxx" style:country-asian="none" style:font-name-complex="Bitstream Vera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032cm" fo:margin-bottom="1.018cm" fo:margin-left="0.979cm" fo:margin-right="0.98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tanislas Antczak</meta:initial-creator>
    <meta:creation-date>2008-06-22T09:42:57</meta:creation-date>
    <dc:creator>Stanislas Antczak</dc:creator>
    <dc:date>2008-12-02T19:58:11</dc:date>
    <meta:editing-cycles>10</meta:editing-cycles>
    <meta:editing-duration>PT1H35M59S</meta:editing-duration>
    <meta:user-defined meta:name="Info 1"/>
    <meta:user-defined meta:name="Info 2"/>
    <meta:user-defined meta:name="Info 3"/>
    <meta:user-defined meta:name="Info 4"/>
    <meta:document-statistic meta:table-count="1" meta:image-count="0" meta:object-count="0" meta:page-count="2" meta:paragraph-count="75" meta:word-count="811" meta:character-count="5120"/>
  </office:meta>
</office:document-meta>
</file>